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69dd" officeooo:paragraph-rsid="000369d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bold" officeooo:rsid="000369dd" officeooo:paragraph-rsid="000369d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83cca"/>
    </style:style>
    <style:style style:name="P4" style:family="paragraph" style:parent-style-name="Standard">
      <style:paragraph-properties fo:text-align="start" style:justify-single-word="false"/>
      <style:text-properties officeooo:rsid="0009a500" officeooo:paragraph-rsid="0009a5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83cca"/>
    </style:style>
    <style:style style:name="T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fo:font-size="16pt" style:text-underline-style="none" fo:font-weight="normal" officeooo:rsid="00083cca" style:font-size-asian="16pt" style:font-weight-asian="normal" style:font-size-complex="16pt" style:font-weight-complex="normal"/>
    </style:style>
    <style:style style:name="T5" style:family="text">
      <style:text-properties fo:font-size="16pt" style:text-underline-style="none" fo:font-weight="normal" officeooo:rsid="0009a500" style:font-size-asian="16pt" style:font-weight-asian="normal" style:font-size-complex="16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BUSCAMINAS <text:span text:style-name="T2">FINAL</text:span></text:p>
      <text:p text:style-name="P2">Juan Lopez </text:p>
      <text:p text:style-name="P2">Manuel Gil</text:p>
      <text:p text:style-name="P2"/>
      <text:p text:style-name="P3"><text:span text:style-name="T4">Para la segunda parte del proyecto se añadieron cambios pertinentes </text:span><text:span text:style-name="T5">para la mejora del programa, en el cual el usuario pueda ingresar las jugadas y hacer interactivo el juego de buscaminas para que se vaya destapando mientras el usuario va ingresando las posiciones del tablero.</text:span></text:p>
      <text:p text:style-name="P4"><text:span text:style-name="T3">Primero se a</text:span><text:span text:style-name="T4">ñ</text:span><text:span text:style-name="T3">adio un procedimiento que permite que el usuario ingrese las jugadas que va a efectuar , luego ese procedimiento transforma un carácter en un entero para que otro procedimiento pueda ir tomando las jugadas y viendo la posicion de las jugadas que el usuario ingreso. Seguidamente , uso una lectura robusta para asegurar que el usuario ingrese una posicion correcta, luego verifica si la posicion esta destapada o tapada, cuando este destapada, llama a otro procedimiento que va a decidir si es una mina o no, en el caso del que sea una mina, el jugador automaticamente pierde <text:s text:c="2"/>la partida(aqui se llama a otro procedimiento que muestra todas las minas cuando el jugador pierde) y en caso contrario llama otro procedimiento. <text:s/>Este ultimo procedimiento trabaja de manera recursiva, evaluando los 9 casos que puedan existir dentro del tablero(esquina, bordes y centro) y va destapando las posiciones que a su vez el usuario este ingresando.</text:span></text:p>
      <text:p text:style-name="P4"><text:span text:style-name="T3">Ya con esto, se obtiene una version <text:s/>interactiva del juego buscaminas, se a</text:span><text:span text:style-name="T4">ñ</text:span><text:span text:style-name="T3">adieron tambien ciclos para que el usuario pueda seguir jugando en caso de que ingrese algun dato erroneo o pierda o gane la partida. Y tambien existe una funcion que declara si el jugador gano la partida. Que evalua todo el tablero buscando a ver si la cantidad de minas es igual a la cantidad de posiciones tapadas.</text:span></text:p>
      <text:p text:style-name="P4"><text:span text:style-name="T3">Ya el programa esta implementado con las versiones robustas pertinentes y algunos invariantes(comentados).</text:span></text:p>
      <text:p text:style-name="P4"><text:span text:style-name="T3">Y con esto culmina este trabajo sin presentar fallas aparent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5:59:31.122626728</meta:creation-date>
    <dc:date>2017-03-31T03:47:27.852141971</dc:date>
    <meta:editing-duration>PT21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01" meta:character-count="1835" meta:non-whitespace-character-count="1536"/>
  </office:meta>
</office:document-meta>
</file>